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2">
      <style:paragraph-properties>
        <style:tab-stops>
          <style:tab-stop style:position="-0.635cm"/>
          <style:tab-stop style:position="-0.45cm"/>
          <style:tab-stop style:position="1.879cm"/>
        </style:tab-stops>
      </style:paragraph-properties>
    </style:style>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paragraph-properties fo:padding="0.074cm" fo:border-left="none" fo:border-right="none" fo:border-top="none" fo:border-bottom="0.002cm solid #000000" style:join-border="false"/>
    </style:style>
    <style:style style:name="T1" style:family="text">
      <style:text-properties style:text-position="sub 58%"/>
    </style:style>
    <style:style style:name="T2" style:family="text">
      <style:text-properties style:text-position="sub 58%" style:font-name="Times New Roman1" style:font-name-asian="Times New Roman1" style:font-name-complex="Times New Roman1"/>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style:text-position="0% 100%" style:font-name="Times New Roman1" style:font-name-asian="Times New Roman1" style:font-name-complex="Times New Roman1"/>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éponses</text:p>
      <text:p text:style-name="P7">Arbres</text:p>
      <text:list xml:id="list38481050" text:style-name="L1">
        <text:list-item>
          <text:p text:style-name="P1">Un arbre est un graphe connexe et sans cycle, un arbre partiel minimum est un arbre recouvrant un graphe dont la somme des poids de toutes les arêtes est minimale.</text:p>
        </text:list-item>
        <text:list-item>
          <text:p text:style-name="P1">Il s'agit d'un algorithme de ne se remettant pas en question lors de son exécution jusqu'à la découverte d'une solution.</text:p>
        </text:list-item>
        <text:list-item>
          <text:p text:style-name="P1">On utilise le fait que si un arbre recouvrant est de poids minimal, alors il contiendra obligatoirement l'arête de poids minimal allant d'un ensemble X1 à l'ensemble X2 où X1 et X2 forment une partition aléatoire des sommets du graphe.</text:p>
        </text:list-item>
        <text:list-item>
          <text:p text:style-name="P1">L'algorithme de Prim consiste à partir d'un arbre réduit à un seul sommet (choisi aléatoirement) et à chaque itération de le connecter à son plus proche voisin. Il dépend ainsi des sommets uniquement et pas des arcs (il est donc insensible à la densité du graphe), sa complexité est de O(sommets²).</text:p>
          <text:p text:style-name="P1">L'algorithme de Kruskal consiste, lui, à partir d'une forêt d'arbres réduits à un seul sommet, et à chaque itération, ajouter l'arête de poids minimal à l'arbre recouvrant. Il ne dépend que des arcs vu qu'il ne parcourt que ceux-ci, sa complexité est de O(arcs²). Cet algorithme a l'avantage de trouver une forêt recouvrante dans le cas où le graphe initial n'est pas connexe.</text:p>
          <text:p text:style-name="P1">On peut également améliorer la complexité de celui-ci en utilisant la structure de données Union-Find qui se base sur les classes. Au départ chaque sommet est dans sa propre classe (définie par le tri en tas), ensuite on fusionne les classes des sommets concernés par l'arête minimale. Ainsi, en fin d'algorithme, tous les sommets seront dans la même classe si le graphe est connexe, sinon chaque classe correspondra à un des arbres de la forêt recouvrante.</text:p>
        </text:list-item>
        <text:list-item>
          <text:p text:style-name="P1">Ces 2 algorithmes sont tout à fait exacts, en effet, il s'agit à chaque étape d'avoir une partition du graphe en 2 parties, les sommets faisant partie de l'arbre recouvrant et ceux n'en faisant pas partie. On ajoute par la suite à chaque itération l'arête de poids minimal entre ces 2 ensemble, pour Prim il s'agit du voisin le plus proche de l'arbre que l'on a commencé à construire, pour Kruskal il s'agit de l'arête de poids minimal sur tout le graphe.</text:p>
        </text:list-item>
        <text:list-item>
          <text:p text:style-name="P1">Ty.</text:p>
        </text:list-item>
      </text:list>
      <text:p text:style-name="P7"/>
      <text:p text:style-name="P7">Chemins optimaux</text:p>
      <text:p text:style-name="Standard"/>
      <text:list xml:id="list38689284" text:style-name="L2">
        <text:list-item>
          <text:p text:style-name="P2">V0(s) = 0</text:p>
          <text:p text:style-name="P2">V0(y) = +infini pour tout y != s</text:p>
          <text:p text:style-name="P3">Vk(y) = min<text:span text:style-name="T1">x avant y</text:span> {V<text:span text:style-name="T1">k-1</text:span><text:span text:style-name="T3">(x)+W(x,y)} k &lt; 0</text:span></text:p>
        </text:list-item>
        <text:list-item>
          <text:p text:style-name="P2">Le principe de Bellman assure que si on a un chemin optimal pour aller de x à y, alors on tous les chemins composant ce même chemin sont optimaux. Dans le cas de l'équation ci-dessus, on sait que Vx est déjà calculé, dès lors, le chemin pour aller en x est déjà optimal, il ne nous reste plus qu'à comparer ce chemin avec le chemin utilisé pour l'instante pour joindre y et ainsi définir le chemin optimal jusqu'en y.</text:p>
        </text:list-item>
        <text:list-item>
          <text:p text:style-name="P2">Vy = min(Vy,Vx+W(x,y))</text:p>
        </text:list-item>
        <text:list-item>
          <text:p text:style-name="P2">Vy = cout pour aller jusqu'en y, Vx = cout pour aller jusqu'en x, W(x,y) cout de l'arête allant de x à y.</text:p>
        </text:list-item>
        <text:list-item>
          <text:p text:style-name="P2">Vy = min(Vy,Vx-W(x,y))</text:p>
        </text:list-item>
        <text:list-item>
          <text:p text:style-name="P2">W(x,y) &lt; 0 pour tout x,y</text:p>
        </text:list-item>
        <text:list-item>
          <text:p text:style-name="P2">?</text:p>
        </text:list-item>
      </text:list>
      <text:p text:style-name="P7"/>
      <text:p text:style-name="P7">Coloration</text:p>
      <text:p text:style-name="Standard"/>
      <text:list xml:id="list39359027" text:style-name="L3">
        <text:list-item>
          <text:p text:style-name="P4">Il s'agit d'associer une couleur à chaque sommet d'un graphe de telle façon qu'un noeud n'ait pas la même couleur qu'un de ses voisins.</text:p>
        </text:list-item>
        <text:list-item>
          <text:p text:style-name="P4"><text:soft-page-break/>Trouver la coloration minimale est un problème NP-complet, le calcul de l'indice chromatique et du nombre chromatique sont, eux, des problèmes NP-difficiles. (sauf si le graphe ne possède pas de sommets de degré &gt; 2 ou s'il est biparti, dans ce cas le calcul du nombre chromatique est polynomial.</text:p>
        </text:list-item>
        <text:list-item>
          <text:p text:style-name="P4">Il s'agit d'un graphe que l'on peut dessiner sans entre-coupage d'arêtes.</text:p>
        </text:list-item>
        <text:list-item>
          <text:p text:style-name="P4">Tous les graphes planaires sont 5-coloriables (s'ils possèdent au moins 5 noeuds).</text:p>
        </text:list-item>
        <text:list-item>
          <text:p text:style-name="P4">Non, il existe des algorithmes polynomiaux permettant d'exhiber cette coloration.</text:p>
        </text:list-item>
      </text:list>
      <text:p text:style-name="P7"/>
      <text:p text:style-name="P7">Flots et chaines augmentantes</text:p>
      <text:p text:style-name="Standard"/>
      <text:list xml:id="list39425348" text:style-name="L4">
        <text:list-item>
          <text:p text:style-name="P5">Un flot est une application phi(i,j) qui associe à tout couple (i,j) une valeur phi_ij telle que :</text:p>
          <text:p text:style-name="P5">- 0&lt;= phi_ij &lt; C_ij pour tout i,j (C_ij étant la capacité de l'arc (i,j) (le flot est compatible)</text:p>
          <text:p text:style-name="P5">- somme sur j des phi_ij = somme sur j des phi_ji pour tout i!= s,t(le flot est conservé)</text:p>
          <text:p text:style-name="P5">- somme sur j des phi_sj = somme sur i des phi_it (flot entrant en s = flot sortant en t)</text:p>
          <text:p text:style-name="P5">Une coupe est une partition d'un graphe type réseau en 2 parties, l'un contenant la source mais pas le puits, on peut également la définir comme toutes les arêtes reliant ces 2 parties.</text:p>
          <text:p text:style-name="P5">Une chaîne augmentante est une chaîne composée d'arcs avants (arcs non-saturés pris dans le sens du parcours) et d'arcs arrières (arc de flot non nul pris dans le sens inverse du parcours) qui permet d'augmenter le flot.</text:p>
        </text:list-item>
        <text:list-item>
          <text:p text:style-name="P5">Le flot maximal correspond au fait qu'il n'est plus possible de trouver de chaîne augmentante allant de s à t <text:s/>dans le graphe réseau, il correspond également à la coupe minimale de ce même graphe.</text:p>
        </text:list-item>
        <text:list-item>
          <text:p text:style-name="P5">Les algorithmes de flot maximal consiste à chercher dans le graphe des chaînes augmentantes de s à t , et lorsque l'on en trouve plus, le flot est maximal.</text:p>
        </text:list-item>
        <text:list-item>
          <text:p text:style-name="P5">La chaîne augmentante de s à t implique une augmentation du flot sur son trajet, il suffit dès lors de regarder l'augmentation qui est appliquée à l'entrée en t, cela correspondra à l'augmentation du flot.</text:p>
        </text:list-item>
        <text:list-item>
          <text:p text:style-name="P5">De delta, il s'agit en fait du minimum d'unité envoyables sur les arcs avants et arrières, ainsi on définit delta comme suit : delta = min{min<text:span text:style-name="T1">arcs avants(</text:span><text:span text:style-name="T3">capacité-flot existant) , min</text:span><text:span text:style-name="T1">arcs arrirères</text:span><text:span text:style-name="T3">(</text:span><text:span text:style-name="T4">flot existant</text:span><text:span text:style-name="T3">)}.</text:span></text:p>
        </text:list-item>
        <text:list-item>
          <text:p text:style-name="P5"><text:span text:style-name="T3">...</text:span></text:p>
        </text:list-item>
        <text:list-item>
          <text:p text:style-name="P5"><text:span text:style-name="T3">Il suffit de prouver que cette coupe est la coupe minimale</text:span></text:p>
        </text:list-item>
        <text:list-item>
          <text:p text:style-name="P5"><text:span text:style-name="T3">Le flot sera, au maximum, égale à l'augmentation impliquée par la chaine augmentante. En effet, si on sait que l'on peut atteindre un sommet x dans A avec un certain delta, c'est qu'il n'est pas possible de l'atteindre avec delta+1. Dès lors, on ne peut pas affirmer que les arcs ne faisant pas partie de A sont capable d'accepter delta unités, on peut donc conclure que le flot ajouté sera au maximum de delta. La coupe ainsi générée sera de valeur minimale égale à delta.</text:span></text:p>
        </text:list-item>
        <text:list-item>
          <text:p text:style-name="P5"><text:span text:style-name="T3">Un ensemble Z est une couverture d'un graphe biparti si chaque sommet du graphe est concerné par une arête dont l'autre extrêmité se trouve dans Z. On peut également dire que chaque arête est incidente à au moins un sommet appartenant à Z. Un couverture forme une coupe de valeur finie du réseau. En effet, si (S,T) est une coupe de valeur finie, alors </text:span></text:p>
          <text:p text:style-name="P5"><text:span text:style-name="T3">Z=(Y</text:span><text:span text:style-name="T5">∩S) U (X∩T) est une couverture. Et si Z est une couverture de G, alors</text:span></text:p>
          <text:p text:style-name="P5"><text:span text:style-name="T5">S={s} U (X-Z) U (Z-X) et T = {t} U (Y-Z) U (Z-Y) forment une coupe de valeur finie.</text:span></text:p>
        </text:list-item>
      </text:list>
      <text:p text:style-name="P7"><text:span text:style-name="T5"/></text:p>
      <text:p text:style-name="P7"><text:span text:style-name="T5">Complexité</text:span></text:p>
      <text:p text:style-name="Standard"><text:span text:style-name="T5"/></text:p>
      <text:list xml:id="list40115474" text:style-name="L5">
        <text:list-item>
          <text:p text:style-name="P6"><text:span text:style-name="T5">osef</text:span></text:p>
        </text:list-item>
        <text:list-item>
          <text:p text:style-name="P6"><text:span text:style-name="T5">Il s'agit des problèmes d'existence pour lesquels il existe un algorithme polynomial non-déterministe. Ces problèmes admettent également un algorithme polynomial permettant de vérifier une solution Oui. (elle contient également les problèmes de la classe P, problèmes d'existence admettant un algorithme polynomial déterministe)</text:span></text:p>
        </text:list-item>
        <text:list-item>
          <text:p text:style-name="P6"><text:soft-page-break/><text:span text:style-name="T5">Il s'agit des problèmes de la classe NP étant les plus compliqués, il s'agit de la classe d'équivalence représentant l'élément maximal de l'ordre induit par l'opérateur t</text:span><text:span text:style-name="T2">p</text:span><text:span text:style-name="T5">.</text:span></text:p>
        </text:list-item>
        <text:list-item>
          <text:p text:style-name="P6"><text:span text:style-name="T5">Coloration d'un graphe.</text:span></text:p>
        </text:list-item>
        <text:list-item>
          <text:p text:style-name="P6"><text:span text:style-name="T5">Cela signifie que l'algorithme permettant de fournir la solution optimale du problème n'est pas polynomial, et que donc il faut chercher une « bonne solution » via des heuristiques.</text:span></text:p>
        </text:list-item>
        <text:list-item>
          <text:p text:style-name="P6"><text:span text:style-name="T5">On peut soit conjecturer que P = NP ou que P != NP, le second cas semble plus logique car bon nombre de chercheurs ne parviennent toujours pas à trouver des solutions polynomiales à des problèmes de la classe NP. Le fait que P=NP signifierait que tous les problèmes de NP sont en fait résolvables avec des algorithmes polynomiaux. Aucune de ces 2 propositions n'a été prouvée, il faudra attendre l'invention de nouvelle mathématiques pour permettre à cette preuve d'exister. Le fait que P!=NP impliquerait qu'il y a des problèmes qu'un ordinateur ne peut résoudre de manière acceptable au niveau du temp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Xavier Dubuc</meta:initial-creator>
    <meta:creation-date>2010-06-06T18:36:00.02</meta:creation-date>
    <dc:date>2010-06-06T21:39:16.38</dc:date>
    <dc:creator>Xavier Dubuc</dc:creator>
    <meta:editing-duration>PT01H30M24S</meta:editing-duration>
    <meta:editing-cycles>2</meta:editing-cycles>
    <meta:generator>OpenOffice.org/3.2$Win32 OpenOffice.org_project/320m12$Build-9483</meta:generator>
    <meta:document-statistic meta:table-count="0" meta:image-count="0" meta:object-count="0" meta:page-count="3" meta:paragraph-count="50" meta:word-count="1328" meta:character-count="7499"/>
  </office:meta>
</office:document-meta>
</file>